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57def" officeooo:paragraph-rsid="000e786c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0e786c" officeooo:paragraph-rsid="000e786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12pt" fo:font-weight="normal" officeooo:rsid="00157def" officeooo:paragraph-rsid="000e786c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Ubuntu" officeooo:rsid="00157def" officeooo:paragraph-rsid="000e786c"/>
    </style:style>
    <style:style style:name="P5" style:family="paragraph" style:parent-style-name="Standard">
      <style:paragraph-properties fo:text-align="center" style:justify-single-word="false"/>
      <style:text-properties style:font-name="Ubuntu" fo:font-size="16pt" fo:font-weight="bold" officeooo:rsid="00157def" officeooo:paragraph-rsid="000e786c" style:font-size-asian="16pt" style:font-weight-asian="bold" style:font-size-complex="16pt" style:font-weight-complex="bold"/>
    </style:style>
    <style:style style:name="T1" style:family="text">
      <style:text-properties officeooo:rsid="000e786c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rélien DUVAL</text:p>
      <text:p text:style-name="P4"/>
      <text:p text:style-name="P5">TP1 : Cryptographie et sécurité informatique</text:p>
      <text:p text:style-name="P3"/>
      <text:p text:style-name="P1">Exercice <text:span text:style-name="T1">5</text:span> : <text:span text:style-name="T1">Gestionnaire de mots de passe</text:span></text:p>
      <text:p text:style-name="P1"><text:span text:style-name="T3"/></text:p>
      <text:p text:style-name="P2"><text:span text:style-name="T3">Malheureusement par manque de temps je n’ai pas pu terminer cet exercice. Mon gui est en place, ainsi que le traitement Json, mais rien de pl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0:53:50.520074439</meta:creation-date>
    <meta:generator>LibreOffice/5.1.4.2$Linux_X86_64 LibreOffice_project/10m0$Build-2</meta:generator>
    <dc:date>2016-11-07T10:55:28.445287212</dc:date>
    <meta:editing-duration>PT1M38S</meta:editing-duration>
    <meta:editing-cycles>1</meta:editing-cycles>
    <meta:document-statistic meta:table-count="0" meta:image-count="0" meta:object-count="0" meta:page-count="1" meta:paragraph-count="4" meta:word-count="42" meta:character-count="244" meta:non-whitespace-character-count="206"/>
  </office:meta>
</office:document-meta>
</file>